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fo:font-size="16pt" fo:font-weight="bold" style:font-size-asian="16pt" style:font-weight-asian="bold" style:font-size-complex="16pt" style:font-weight-complex="bold"/>
    </style:style>
    <style:style style:name="T1" style:family="text">
      <style:text-properties fo:font-size="16pt" fo:font-weight="bold" style:font-size-asian="16pt" style:font-weight-asian="bold" style:font-size-complex="16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Rapport du projet : compilateu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Année universitaire 2023 – 2024</text:p>
      <text:p text:style-name="P2"/>
      <text:p text:style-name="Standard"/>
      <text:p text:style-name="Standard"/>
      <text:p text:style-name="Standard">Elèves : <text:tab/><text:tab/><text:tab/><text:tab/><text:tab/><text:tab/><text:tab/><text:tab/><text:tab/><text:tab/>Enseignant :</text:p>
      <text:p text:style-name="Standard">KALALA KABAMBI David<text:tab/><text:tab/><text:tab/><text:tab/><text:tab/><text:tab/><text:tab/><text:tab/>Lavergne Thomas</text:p>
      <text:p text:style-name="Standard">MARTY Julien </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OMMAIRE</text:p>
      <text:p text:style-name="Standard"/>
      <text:p text:style-name="Standard"/>
      <text:p text:style-name="Standard"/>
      <text:p text:style-name="P4">Introduction</text:p>
      <text:p text:style-name="Standard"/>
      <text:p text:style-name="Standard">L'objectif du cours est d'implémenter un compilateur en langage C sur un ancien modèle de processeur afin de rendre la génération du code assembleur plus facile. Le but rechercher est de comprendre comment est conçu un compilateur, les grandes étapes d'analyse du code et enfin la structure permettant de générer le code assembleur.</text:p>
      <text:p text:style-name="Standard"/>
      <text:p text:style-name="Standard"/>
      <text:p text:style-name="Standard"/>
      <text:p text:style-name="Standard"/>
      <text:p text:style-name="Standard"><text:span text:style-name="T1">I) Ce qui fonctionne / ne fonctionne pas</text:span> </text:p>
      <text:p text:style-name="Standard"/>
      <text:p text:style-name="Standard">Tout les points clé du cours fonctionnent (expressions, variables, conditionnelles, boucles, fonctions, pointeurs, tableaux). </text:p>
      <text:p text:style-name="Standard">Cependant nous n'avons pas implémenté la fonction « print_num() ». Nous n'avons pas trouvé de solution pour terminer la fonction proprement sans afficher de 0 supplémentaire. Nous n'avons plus largement aucune fonction disponible dans notre « lib.c ».</text:p>
      <text:p text:style-name="Standard"/>
      <text:p text:style-name="Standard"/>
      <text:p text:style-name="Standard"><text:span text:style-name="T1">II) Phase de tests</text:span> </text:p>
      <text:p text:style-name="Standard"/>
      <text:p text:style-name="Standard">Nous avons découpé nos phases de tests en reprenant les grandes parties du cours (expressions, variables, conditionnelles, boucles, fonctions, pointeurs, tableaux). Dans un premier nous testons les cas basique sensés fonctionner. Dans un second temps les cas n'étant pas sensé fonctionner. Enfin ce que l'on appel les cas limites, qui sont des cas plus complexes qui sont eux aussi sensé fonctionner. Nous avons listés tout nos cas dans un tableur en notant le résultat attendu, celui obtenu et si le test est validé ou non. </text:p>
      <text:p text:style-name="Standard"/>
      <text:p text:style-name="Standard"/>
      <text:p text:style-name="P4">III) Difficultés rencontrées</text:p>
      <text:p text:style-name="Standard"/>
      <text:p text:style-name="Standard">Les premières étapes du cours était assez aisée à <text:s/>aborder. Néanmoins, il nous aura fallu un certain temps pour comprendre la puissance de l'analyseur lexicale couplé à ceux de l'analyseur syntaxique et sémantique.Une fois cette partie acquise, le prochain défi était de comprendre la structure des <text:soft-page-break/>nœud envoyé à la partie génération du code, notamment pour les fonctions et les boucles « while » et for.</text:p>
      <text:p text:style-name="Standard"/>
      <text:p text:style-name="Standard">Notre plus grande difficulté a été l'implémentation de la boucle for. En effet, c'est la tâche qui nous a demandée le plus de temps. Bien comprendre comment est structurée la boucle « while » était la première étape. Après cela, nous avons analysé les différences entre les deux boucles. Notamment le nombre de paramètres dans la boucle et l'utilisation du nœud « target ». Notre programme compilait sans erreur mais notre code assembleur n'était pas correct. Nous avons eu quelques difficultés à comprendre d'où provenait les erreurs. Ces dernières provenait de l'ordre d'ajout des nœuds enfants au nœuds parents, qui était donc incorrect.</text:p>
      <text:p text:style-name="Standard"/>
      <text:p text:style-name="Standard"/>
      <text:p text:style-name="P4">Bilan global et conclusion</text:p>
      <text:p text:style-name="P1"/>
      <text:p text:style-name="P1">Ce projet fut très enrichissant, il nous aura permis de mieux comprendre le fonctionnement d'un compilateur et les contraintes qui entourent ces derniers. Nous avons à présent une idée assez précise de le manière avec laquelle sont créés les langages de programmation et du cadre nécessaire pour les créer. </text:p>
      <text:p text:style-name="P1">Grâce à la segmentation du cours, nous connaissons les quatre piliers sur lesquels un compilateur repose (analyse lexicale, analyse syntaxique, analyse sémantique et enfin génération du code).</text:p>
      <text:p text:style-name="P1"/>
      <text:p text:style-name="P1">D'autre part, nous avons aussi une meilleur appréhension des messages d'erreur et de la logique derrière leur génération. Ceci qui nous permet d'analyser plus rapidement d'où provient les erreurs détectées par le compilateur lorsque nous programm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0-15T12:10:32.10</meta:creation-date>
    <dc:date>2023-10-15T13:57:13.16</dc:date>
    <meta:editing-duration>PT1H45M54S</meta:editing-duration>
    <meta:editing-cycles>87</meta:editing-cycles>
    <meta:generator>OpenOffice/4.1.14$Win32 OpenOffice.org_project/4114m1$Build-9811</meta:generator>
    <meta:document-statistic meta:table-count="0" meta:image-count="0" meta:object-count="0" meta:page-count="3" meta:paragraph-count="20" meta:word-count="513" meta:character-count="3310"/>
  </office:meta>
</office:document-meta>
</file>